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26c" officeooo:paragraph-rsid="000d826c"/>
    </style:style>
    <style:style style:name="P2" style:family="paragraph" style:parent-style-name="Standard">
      <style:text-properties style:text-underline-style="solid" style:text-underline-width="auto" style:text-underline-color="font-color" fo:font-weight="bold" officeooo:rsid="000d826c" officeooo:paragraph-rsid="000d8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f333" officeooo:paragraph-rsid="0010f33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10b86" officeooo:paragraph-rsid="00110b8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73a2f" officeooo:paragraph-rsid="00173a2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a6ba" officeooo:paragraph-rsid="0018a6ba" style:font-weight-asian="bold" style:font-weight-complex="bold"/>
    </style:style>
    <style:style style:name="P7" style:family="paragraph" style:parent-style-name="Standard">
      <style:text-properties style:text-underline-style="none" fo:font-weight="normal" officeooo:rsid="000d826c" officeooo:paragraph-rsid="000d826c" style:font-weight-asian="normal" style:font-weight-complex="normal"/>
    </style:style>
    <style:style style:name="P8" style:family="paragraph" style:parent-style-name="Standard">
      <style:text-properties style:text-underline-style="none" fo:font-weight="normal" officeooo:rsid="000d826c" officeooo:paragraph-rsid="000ec67e" style:font-weight-asian="normal" style:font-weight-complex="normal"/>
    </style:style>
    <style:style style:name="P9" style:family="paragraph" style:parent-style-name="Standard">
      <style:text-properties style:text-underline-style="none" fo:font-weight="normal" officeooo:rsid="000ec67e" officeooo:paragraph-rsid="000ec67e" style:font-weight-asian="normal" style:font-weight-complex="normal"/>
    </style:style>
    <style:style style:name="P10" style:family="paragraph" style:parent-style-name="Standard">
      <style:text-properties style:text-underline-style="none" fo:font-weight="normal" officeooo:rsid="000ec67e" officeooo:paragraph-rsid="001b180f" style:font-weight-asian="normal" style:font-weight-complex="normal"/>
    </style:style>
    <style:style style:name="P11" style:family="paragraph" style:parent-style-name="Standard">
      <style:text-properties style:text-underline-style="none" fo:font-weight="normal" officeooo:rsid="000f5f26" officeooo:paragraph-rsid="000f5f26" style:font-weight-asian="normal" style:font-weight-complex="normal"/>
    </style:style>
    <style:style style:name="P12" style:family="paragraph" style:parent-style-name="Standard">
      <style:text-properties style:text-underline-style="none" fo:font-weight="normal" officeooo:rsid="0010f333" officeooo:paragraph-rsid="0010f333" style:font-weight-asian="normal" style:font-weight-complex="normal"/>
    </style:style>
    <style:style style:name="P13" style:family="paragraph" style:parent-style-name="Standard">
      <style:text-properties style:text-underline-style="none" fo:font-weight="normal" officeooo:rsid="00110b86" officeooo:paragraph-rsid="00110b86" style:font-weight-asian="normal" style:font-weight-complex="normal"/>
    </style:style>
    <style:style style:name="P14" style:family="paragraph" style:parent-style-name="Standard">
      <style:text-properties style:text-underline-style="none" fo:font-weight="normal" officeooo:rsid="00141735" officeooo:paragraph-rsid="00141735" style:font-weight-asian="normal" style:font-weight-complex="normal"/>
    </style:style>
    <style:style style:name="P15" style:family="paragraph" style:parent-style-name="Standard">
      <style:text-properties style:text-underline-style="none" fo:font-weight="normal" officeooo:rsid="00173a2f" officeooo:paragraph-rsid="00173a2f" style:font-weight-asian="normal" style:font-weight-complex="normal"/>
    </style:style>
    <style:style style:name="P16" style:family="paragraph" style:parent-style-name="Standard">
      <style:text-properties style:text-underline-style="none" fo:font-weight="normal" officeooo:rsid="00175c96" officeooo:paragraph-rsid="00175c96" style:font-weight-asian="normal" style:font-weight-complex="normal"/>
    </style:style>
    <style:style style:name="P17" style:family="paragraph" style:parent-style-name="Standard">
      <style:text-properties style:text-underline-style="none" fo:font-weight="normal" officeooo:rsid="0018a6ba" officeooo:paragraph-rsid="0018a6ba" style:font-weight-asian="normal" style:font-weight-complex="normal"/>
    </style:style>
    <style:style style:name="P18" style:family="paragraph" style:parent-style-name="Standard">
      <style:text-properties style:text-underline-style="none" fo:font-weight="normal" officeooo:rsid="0018a6ba" officeooo:paragraph-rsid="001ac370" style:font-weight-asian="normal" style:font-weight-complex="normal"/>
    </style:style>
    <style:style style:name="P19" style:family="paragraph" style:parent-style-name="Standard">
      <style:text-properties style:text-underline-style="none" fo:font-weight="normal" officeooo:rsid="001ac370" officeooo:paragraph-rsid="001ac370" style:font-weight-asian="normal" style:font-weight-complex="normal"/>
    </style:style>
    <style:style style:name="P20" style:family="paragraph" style:parent-style-name="Standard">
      <style:text-properties style:text-underline-style="none" fo:font-weight="normal" officeooo:rsid="001937ab" officeooo:paragraph-rsid="001937ab" style:font-weight-asian="normal" style:font-weight-complex="normal"/>
    </style:style>
    <style:style style:name="P21" style:family="paragraph" style:parent-style-name="Standard">
      <style:text-properties style:text-underline-style="none" fo:font-weight="normal" officeooo:rsid="001c4c0c" officeooo:paragraph-rsid="001c4c0c" style:font-weight-asian="normal" style:font-weight-complex="normal"/>
    </style:style>
    <style:style style:name="P22" style:family="paragraph" style:parent-style-name="Text_20_body">
      <style:text-properties style:text-underline-style="none" fo:font-weight="normal" officeooo:rsid="000ec67e" officeooo:paragraph-rsid="001efbc6" style:font-weight-asian="normal" style:font-weight-complex="normal"/>
    </style:style>
    <style:style style:name="P23" style:family="paragraph" style:parent-style-name="Text_20_body">
      <style:paragraph-properties fo:margin-left="0cm" fo:margin-right="0cm" fo:text-indent="-0.635cm" style:auto-text-indent="false"/>
    </style:style>
    <style:style style:name="P24" style:family="paragraph" style:parent-style-name="Text_20_body">
      <style:paragraph-properties fo:margin-left="1.905cm" fo:margin-right="0cm" fo:text-indent="-0.635cm" style:auto-text-indent="false"/>
    </style:style>
    <style:style style:name="P25" style:family="paragraph" style:parent-style-name="Text_20_body">
      <style:paragraph-properties fo:margin-left="3.81cm" fo:margin-right="0cm" fo:text-indent="-1.27cm" style:auto-text-indent="false"/>
    </style:style>
    <style:style style:name="P26" style:family="paragraph" style:parent-style-name="Text_20_body">
      <style:paragraph-properties fo:margin-left="1.905cm" fo:margin-right="0cm" fo:text-indent="0cm" style:auto-text-indent="false"/>
    </style:style>
    <style:style style:name="P27" style:family="paragraph" style:parent-style-name="Text_20_body">
      <style:paragraph-properties fo:margin-left="1.27cm" fo:margin-right="0cm" fo:text-indent="0cm" style:auto-text-indent="false"/>
    </style:style>
    <style:style style:name="P28" style:family="paragraph" style:parent-style-name="Text_20_body">
      <style:paragraph-properties fo:margin-left="2.54cm" fo:margin-right="0cm" fo:text-indent="0cm" style:auto-text-indent="false"/>
    </style:style>
    <style:style style:name="P29" style:family="paragraph" style:parent-style-name="Text_20_body">
      <style:paragraph-properties fo:margin-left="0.635cm" fo:margin-right="0cm" fo:text-indent="0cm" style:auto-text-indent="false"/>
    </style:style>
    <style:style style:name="P30" style:family="paragraph" style:parent-style-name="Standard">
      <style:text-properties style:text-underline-style="solid" style:text-underline-width="auto" style:text-underline-color="font-color" fo:font-weight="bold" officeooo:rsid="0018a6ba" officeooo:paragraph-rsid="0018a6ba"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46efc" officeooo:paragraph-rsid="00246efc" style:font-weight-asian="bold" style:font-weight-complex="bold"/>
    </style:style>
    <style:style style:name="P32" style:family="paragraph" style:parent-style-name="Standard">
      <style:text-properties fo:font-size="13pt" style:text-underline-style="solid" style:text-underline-width="auto" style:text-underline-color="font-color" fo:font-weight="bold" officeooo:rsid="00246efc" officeooo:paragraph-rsid="00246efc" style:font-size-asian="13pt" style:font-weight-asian="bold" style:font-size-complex="13pt" style:font-weight-complex="bold"/>
    </style:style>
    <style:style style:name="P33" style:family="paragraph" style:parent-style-name="Standard">
      <style:text-properties style:text-underline-style="none" fo:font-weight="normal" officeooo:rsid="000ec67e" officeooo:paragraph-rsid="000ec67e" style:font-weight-asian="normal" style:font-weight-complex="normal"/>
    </style:style>
    <style:style style:name="P34" style:family="paragraph" style:parent-style-name="Standard">
      <style:text-properties style:text-underline-style="none" fo:font-weight="normal" officeooo:rsid="000ec67e" officeooo:paragraph-rsid="00246efc" style:font-weight-asian="normal" style:font-weight-complex="normal"/>
    </style:style>
    <style:style style:name="P35" style:family="paragraph" style:parent-style-name="Standard">
      <style:text-properties style:text-underline-style="none" fo:font-weight="normal" officeooo:rsid="000f5f26" officeooo:paragraph-rsid="000f5f26" style:font-weight-asian="normal" style:font-weight-complex="normal"/>
    </style:style>
    <style:style style:name="P36" style:family="paragraph" style:parent-style-name="Text_20_body">
      <style:text-properties style:text-underline-style="solid" style:text-underline-width="auto" style:text-underline-color="font-color" fo:font-weight="bold" style:font-weight-asian="bold" style:font-weight-complex="bold"/>
    </style:style>
    <style:style style:name="P37" style:family="paragraph" style:parent-style-name="Text_20_body">
      <style:text-properties style:text-underline-style="solid" style:text-underline-width="auto" style:text-underline-color="font-color" fo:font-weight="bold" officeooo:rsid="00246efc" officeooo:paragraph-rsid="00246efc" style:font-weight-asian="bold" style:font-weight-complex="bold"/>
    </style:style>
    <style:style style:name="P38" style:family="paragraph" style:parent-style-name="Text_20_body">
      <style:paragraph-properties fo:line-height="100%"/>
      <style:text-properties style:text-underline-style="none" fo:font-weight="normal" officeooo:rsid="000f5f26" officeooo:paragraph-rsid="00246efc" style:font-weight-asian="normal" style:font-weight-complex="normal"/>
    </style:style>
    <style:style style:name="P39" style:family="paragraph" style:parent-style-name="Text_20_body">
      <style:paragraph-properties fo:line-height="100%"/>
      <style:text-properties officeooo:paragraph-rsid="00246efc"/>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ec67e"/>
    </style:style>
    <style:style style:name="T2" style:family="text">
      <style:text-properties officeooo:rsid="00110b86"/>
    </style:style>
    <style:style style:name="T3" style:family="text">
      <style:text-properties officeooo:rsid="0011b6db"/>
    </style:style>
    <style:style style:name="T4" style:family="text">
      <style:text-properties style:text-underline-style="none" fo:font-weight="normal" style:font-weight-asian="normal" style:font-weight-complex="normal"/>
    </style:style>
    <style:style style:name="T5" style:family="text">
      <style:text-properties officeooo:rsid="001937ab"/>
    </style:style>
    <style:style style:name="T6" style:family="text">
      <style:text-properties officeooo:rsid="001b180f"/>
    </style:style>
    <style:style style:name="T7" style:family="text">
      <style:text-properties fo:font-style="normal" officeooo:rsid="001efbc6" style:font-style-asian="normal" style:font-style-complex="normal"/>
    </style:style>
    <style:style style:name="T8" style:family="text">
      <style:text-properties fo:font-style="normal" style:text-underline-style="solid" style:text-underline-width="auto" style:text-underline-color="font-color" fo:font-weight="bold" officeooo:rsid="001efbc6"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bold" officeooo:rsid="0021c70e"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bold" officeooo:rsid="00246efc" style:font-style-asian="normal" style:font-weight-asian="bold" style:font-style-complex="normal" style:font-weight-complex="bold"/>
    </style:style>
    <style:style style:name="T11" style:family="text">
      <style:text-properties fo:font-variant="normal" fo:text-transform="none"/>
    </style:style>
    <style:style style:name="T12" style:family="text">
      <style:text-properties officeooo:rsid="00246efc"/>
    </style:style>
    <style:style style:name="T13" style:family="text">
      <style:text-properties fo:font-size="13pt" fo:font-style="normal" style:text-underline-style="solid" style:text-underline-width="auto" style:text-underline-color="font-color" fo:font-weight="bold" officeooo:rsid="0021c70e" style:font-size-asian="13pt" style:font-style-asian="normal" style:font-weight-asian="bold" style:font-size-complex="13pt" style:font-style-complex="normal"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Current Issue<text:tab/>1</text:p>
          <text:p text:style-name="P40">Management of large numbers of drones<text:tab/>1</text:p>
          <text:p text:style-name="P41">Design Planning<text:tab/>1</text:p>
          <text:p text:style-name="P40">Server Layout<text:tab/>1</text:p>
          <text:p text:style-name="P40">Database<text:tab/>1</text:p>
          <text:p text:style-name="P40">Security<text:tab/>2</text:p>
          <text:p text:style-name="P40">Search Algorithm<text:tab/>2</text:p>
          <text:p text:style-name="P40">Limitations<text:tab/>3</text:p>
          <text:p text:style-name="P41">Objectives<text:tab/>4</text:p>
          <text:p text:style-name="P40">General Overview<text:tab/>4</text:p>
          <text:p text:style-name="P40">Objectives for AATC NEA<text:tab/>5</text:p>
        </text:index-body>
      </text:table-of-content>
      <text:p text:style-name="P6"/>
      <text:p text:style-name="P32"><text:toc-mark-start text:id="IMark82017180" text:outline-level="1"/>Current Issue<text:toc-mark-end text:id="IMark82017180"/></text:p>
      <text:p text:style-name="P6"><text:toc-mark-start text:id="IMark82132780" text:outline-level="2"/>Management of large numbers of drones<text:toc-mark-end text:id="IMark82132780"/></text:p>
      <text:p text:style-name="P18">As drones have advanced rapidly over the last few years it has become possible for them to replace manually controlled devices in various tasks. The use of stereo cameras, image recognition, machine learning, ultrasonic sensors and radar have improved the capabilities of drones to autonomously avoid obstacles. This would allow the use of large numbers of drones to be used to transport objects and observe large areas i.e. to count the number of occurrences of a species of animal in a nature reserve or to ensure that only authorised personnel are in a given area. <text:span text:style-name="T5">One use case of large numbers of autonomous drones could be countering game poaching crime, the area over which a population of poached animals is spread would be too large for a feasible number of humans to patrol however a number of drones could not only move more silently than a helicopter but can also cover a larger area due to the larger number of entities. </text:span></text:p>
      <text:p text:style-name="P19">In order to manage such large numbers of drone it would be useful to have a system which can manage these drones, can be controller remotely and will be able to calculate flight paths for such as system. This system should allow drone to be sent on flights over a set number of waypoints, provide details about the status of the drone in case recovery is needed and should not reveal the positions of drone or flight paths to those not authorised to.</text:p>
      <text:p text:style-name="P3"/>
      <text:p text:style-name="P6"><text:a xlink:type="simple" xlink:href="https://www.csail.mit.edu/news/self-flying-drone-dips-darts-and-dives-through-trees-30-mph" text:style-name="Internet_20_link" text:visited-style-name="Visited_20_Internet_20_Link"><text:span text:style-name="T4">https://www.csail.mit.edu/news/self-flying-drone-dips-darts-and-dives-through-trees-30-mph</text:span></text:a></text:p>
      <text:p text:style-name="P6"><text:a xlink:type="simple" xlink:href="http://news.mit.edu/2012/autonomous-robotic-plane-flies-indoors-0810" text:style-name="Internet_20_link" text:visited-style-name="Visited_20_Internet_20_Link"><text:span text:style-name="T4">http://news.mit.edu/2012/autonomous-robotic-plane-flies-indoors-0810</text:span></text:a></text:p>
      <text:p text:style-name="P20">https://www.kaziranga-national-park.com/blog/drones-to-check-poaching-in-kaziranga-national-park/</text:p>
      <text:p text:style-name="P17"/>
      <text:p text:style-name="P32"><text:toc-mark-start text:id="IMark82395292" text:outline-level="1"/>Design Planning<text:toc-mark-end text:id="IMark82395292"/></text:p>
      <text:p text:style-name="P3"><text:toc-mark-start text:id="IMark37982700" text:outline-level="2"/>Server Layout<text:toc-mark-end text:id="IMark37982700"/></text:p>
      <text:p text:style-name="P12">The server should be split into multiple processes/threads. Python uses a lock called the Global Interpreter Lock (GIL) to ensure that threads to not attempt to simultaneously modify resources <text:span text:style-name="T2">such as accessing a dictionary while it is being resized. This GIL per default can only be released when running components which do not require components of the interpreter i.e. C based extensions such as numpy. Therefore if one wants to be able to increase the maximum throughput of a program <text:s/>one can use the multiprocessing module to start a program on a secondary interpreter, transferring information via queues. The server should be based off this concept as otherwise if one user were to run a search on the graph it would have adverse effects on the other users. </text:span></text:p>
      <text:p text:style-name="P12"/>
      <text:p text:style-name="P5"><text:toc-mark-start text:id="IMark70766540" text:outline-level="2"/>Database<text:toc-mark-end text:id="IMark70766540"/></text:p>
      <text:p text:style-name="P15">The database used should use a database server application such as MySQL or SQL Server to manage the database. Preliminary testing shows that the default option of SQLite for python will <text:soft-page-break/>not be adequate for the project as SQLite handles concurrent access poorly. SQLite allows concurrent reads from the database but will lock the entire database ( not just the table or single record) when writing, causing all other requests to be delayed or timeout. This would never be able to scale to a multiprocess architecture program where many users would be writing to the same table, requiring a separate server to handle any issues ( Consistency errors such as a race condition are unlikely to happen as a user only can access their own information for writing).</text:p>
      <text:p text:style-name="P12"/>
      <text:p text:style-name="P4"><text:toc-mark-start text:id="IMark82247996" text:outline-level="2"/>Security<text:toc-mark-end text:id="IMark82247996"/></text:p>
      <text:p text:style-name="P13">As the use case for this program would be managing large numbers of drones and would contain private information such as the current whereabouts of the drones and common flight paths the program must take efforts to protect against this. <text:span text:style-name="T3">Firstly the program should encrypt the communications between the server and the clients. This should be performed using AES-GCM, DES and RC5 are not considered as secure any more. Server identification could be used to prevent a man in the middle attack by using a certificate system similar to TLS using a known root certificate which signs all daughter certificates. The root certificate could be adjustable to allow a company using the program to set a single valid root for it's clients so they can only connect to the company server and not an imposter. Implementing forward secrecy using this certificate system would not be ideal as the main DH library for python runs in pure python only resulting in poor performance and may not be secure (Still in Beta, 1 maintainer, has not been updated in 2 years) as well as the fact that RSA can still be considered secure.</text:span></text:p>
      <text:p text:style-name="P14">Passwords must be stored in order to validate the connecting client, this presents a potential attack vector on the server, should the database be extracted plaintext passwords could immediately be used to damage the client. To prevent this one can use password hashing, this involves repeatedly hashing the password using a unique salt to increase the amount of compute time the attacker must expend to extract the password. The unique salt could be something like the username, unique for each user, preventing the creation of rainbow tables for the entire database and so increasing the time taken to extract the passwords.</text:p>
      <text:p text:style-name="P16">Note: The default PyCrypto module seems to be insecure and unmaintained, therefore the fork PyCryptodome will be used instead.</text:p>
      <text:p text:style-name="P1"/>
      <text:p text:style-name="P2"><text:toc-mark-start text:id="IMark39123948" text:outline-level="2"/>Search Algorithm<text:toc-mark-end text:id="IMark39123948"/></text:p>
      <text:p text:style-name="P7">The choice of search algorithm in order to plan the flights of the drones is of great importance, some of the points which have to be chosen include: Will the algorithm avoid other flights, will the algorithm query a database for the no fly zones or will it load files from a disk, will the program precalculate components of the graph or will each search create a new instance.</text:p>
      <text:p text:style-name="P7"/>
      <text:p text:style-name="P8">Firstly the choice of algorithm will be a variation on the A* algorithm which is itself a variation of the djiksta algorithm. The algorithm must be able to find a decent path to the target without taking inordinate amounts of time and memory and must be coarsely parallisable ( there must not be a central algorithm process, it must scale with the number of searches currently being run). As the algorithm must be able to run in parallel the program cannot take into account any other flights in order to avoid them, instead relying on the fact that drones would have sensors for obstacle avoidance anyway. <text:span text:style-name="T1">Possible Canaanite algorithms where DFS/Flow graph, A* and JPS A*. </text:span></text:p>
      <text:p text:style-name="P8"/>
      <text:p text:style-name="P10">The DFS/Flow graph algorithm would allow the server to precalculate each route prior to the search or run the search on the spot, however the program for the former would take N^2 of memory where N is number of nodes (if taking side length the memory required would 64x for each side length doubling (2x2x2)^2) which would be impossible with millions of nodes. The calculating on the spot method still would require calculating a very large number of nodes until the target is found. <text:span text:style-name="T6">Hierarchical DFS was considered as s solution to this problem as it would reduce the amount of memory needed and the time required to generate the graph by splitting the graph into smaller graphs which then represented the nodes on a higher level graph. This layer process would be </text:span><text:soft-page-break/><text:span text:style-name="T6">repeated until the size of the graph was within memory constraints. This would provide a very fast search algorithm as the algorithm would follow a weighted path to the destination, generating the paths by searching the highest level first to find the coarse path and refining the path details by moving down layers until the required precision had been achieved. However this approach does not lend itself well to finding the paths correctly , as if a higher level node was considered free (it had free space on all sides) it may still have an internal structure i.e. a U shape which forms a dead end for the search algorithm, which could not cope with finding an alternate path because all points were precalculated.</text:span></text:p>
      <text:p text:style-name="P9">The A* algorithm was the choice as it not only was the fastest algorithm but has the ability to optimise the heuristic to be more lenient on the minimum distance required. </text:p>
      <text:p text:style-name="P9">The JPS A* method generally can be seen as an improvement on the A* method in most circumstances by recursively searching while performing the A* search to identify nodes of interest. This should save time on a graph with many open spaces by not expanding each node, however due to the size of the graph to be used this would result in the program searching vast open spaces when it would generally be incorrect to instead of progressing in the general direction of the target.</text:p>
      <text:p text:style-name="P9"/>
      <text:p text:style-name="P11">The graph to be used should be able to be precreated and have details set which can be estimated to be constant over a reasonable amount of time. This will allow the program to skip configuration of the graph each time a search is performed, in conjunction with the smaller graph area to be loaded from the A* algorithm. The graph should be saved on disk as this provides a method of directly accessing objects in a permanent data structure which can be cached by the OS, in comparison data loaded from a database would have to be converted to an object as well has having to search a large database for a single item.</text:p>
      <text:p text:style-name="P11"/>
      <text:p text:style-name="P21">The graph system should allow the program to only load the nodes into memory that it requires for the search , reducing the memory usage for the search as well as the time required to load of the graph from a disk or generating the graph. Reducing the IO usage of the program will also benefit other instances performing the search by decreasing the required number of items from the disk increases the number of searches which can be performed in a given amount of time. The storage parameters such as number of nodes in a group should be configurable so that one can change the settings to suit the target system e.g. larger files for a HDD as the performance with small files is generally poor while an SSD or RAM disk based system can use smaller files resulting in a lower amount of wasted memory (fewer unused nodes). </text:p>
      <text:p text:style-name="P11"/>
      <text:p text:style-name="P37"><text:toc-mark-start text:id="IMark82392556" text:outline-level="2"/>Limitations<text:toc-mark-end text:id="IMark82392556"/></text:p>
      <text:p text:style-name="P39">An original idea was to modify each created path to avoid others to they never intersect and cannot collide. However any created paths would be dependent on all other paths created, meaning that paths cannot be created in parallel which would drastically reduce throughput of the server. Furthermore searching a database for any possible intersecting lines would take too long and grow in time when a server is used greatly. Therefore paths will not be designed explicitly not to intersect, instead they will be offset by a random amount in each axis, reducing probability of collision. It will be assumed that the hypothetical drones will be equipped with sensors which enable them to detect an object in front of them and be able to avoid it. </text:p>
      <text:p text:style-name="P39">The Coordinate system will be using x, y, z coordinates where x, y are measured in degrees (normal GPS coordinates) and z in metres above the ground, measured e.g. by laser range finder. This will prevent the drone colliding with the ground if a map based offset is incorrect or GPS measurement of altitude is inaccurate. <text:span text:style-name="T12">The alternative would be to use a map to calculate the offsets from the GPS altitude in order to provide an estimation of the altitude, however this would not be possible as firstly the GPS altitude as mentioned before can have a low accuracy as well as the map having a low accuracy ( altitude could change considerably in hilly regions due to large gradients) resulting in a low total accuracy. Secondly the drone would have to either store a large amount of information </text:span><text:soft-page-break/><text:span text:style-name="T12">in order to store an more precise hieght map or retain the storage space by using a lower precision map and the from that resulting precision issues. Finally when calculating the path the server would have to account for the altitude of each point on the map and adjust the height from there, it is simpler and faster to consider the altitude the drone will use as the offset from the ground. Therefore it seems that a range finding device would be the best solution to the altitude issue.</text:span></text:p>
      <text:p text:style-name="P39">A connection to the server will not be guaranteed for drones in flight, therefore to ensure a constant quality of service, it will not be possible to send commands to the drone during flight. Instead the drone will only send information about its current status to the server, not attempt to search for commands. Additionally it will be necessary for the drone to be able to recover from a failure in connection and re-establish a connection to the server once possible to transfer data. This data will include details such as current coordinates, battery level and other items.</text:p>
      <text:p text:style-name="P38"/>
      <text:p text:style-name="P31"><text:toc-mark-start text:id="IMark82194092" text:outline-level="2"/>Useful Sources<text:toc-mark-end text:id="IMark82194092"/></text:p>
      <text:p text:style-name="P9"><text:a xlink:type="simple" xlink:href="https://en.wikipedia.org/wiki/A*_search_algorithm" text:style-name="Internet_20_link" text:visited-style-name="Visited_20_Internet_20_Link">https://en.wikipedia.org/wiki/A*_search_algorithm</text:a></text:p>
      <text:p text:style-name="P9"><text:a xlink:type="simple" xlink:href="https://qiao.github.io/PathFinding.js/visual/" text:style-name="Internet_20_link" text:visited-style-name="Visited_20_Internet_20_Link"><text:span text:style-name="Citation">https://qiao.github.io/PathFinding.js/visual/</text:span></text:a></text:p>
      <text:p text:style-name="P9"><text:a xlink:type="simple" xlink:href="https://zerowidth.com/2013/05/05/jump-point-search-explained.html" text:style-name="Internet_20_link" text:visited-style-name="Visited_20_Internet_20_Link"><text:span text:style-name="Citation">https://zerowidth.com/2013/05/05/jump-point-search-explained.html</text:span></text:a></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span text:style-name="Citation"><text:span text:style-name="T8"/></text:span></text:p>
      <text:p text:style-name="P9"><text:toc-mark-start text:id="IMark82194860" text:outline-level="1"/><text:span text:style-name="Citation"><text:span text:style-name="T13">Objectives</text:span></text:span><text:toc-mark-end text:id="IMark82194860"/></text:p>
      <text:p text:style-name="P34"><text:toc-mark-start text:id="IMark82133036" text:outline-level="2"/><text:span text:style-name="Citation"><text:span text:style-name="T10">General Overview</text:span></text:span><text:toc-mark-end text:id="IMark82133036"/></text:p>
      <text:p text:style-name="P22"><text:span text:style-name="Citation"><text:span text:style-name="T7">This will be a centralized system which Drones, Users and Monitors can connect to in order to autonomously fly Drones to a target, avoiding NoFlyZones and in the future other Drones. The current project target is to devise a system which provides the navigation for Drones automatically, but cannot prevent collisions reliably.</text:span></text:span></text:p>
      <text:p text:style-name="Text_20_body">Note: Inability to pre-empt collisions actually may be of benefit as it removes the serialization constraint from the path finding (in other words, the paths of the Drones no longer affect each other). This means that, due to this independence, processing of flight paths can happen in parallel, VASTLY increasing scalability of the flight planner as well as reducing path finding time itself.</text:p>
      <text:p text:style-name="Text_20_body"/>
      <text:p text:style-name="Text_20_body">There are 4 components to the system: The Server, Drones, Users and Monitors. Each Drone, User or Monitor can connect to the Server in order to obtain data, change preferences and set flights. The Server will automatically find a path for the Drone to follow around NoFlyZones using an A* <text:soft-page-break/>Search.</text:p>
      <text:p text:style-name="Text_20_body"/>
      <text:p text:style-name="Text_20_body">Drone -&gt; Simply a client attached to a Drone for example which receives a set of waypoints to follow when a User (The owner) sets a flight for the Drone. Drones will have to authenticate themselves with the server to prevent hijacking of the route and other problems. This will be done by creating a Drone Credential table in which each DroneID has a corresponding key. In this way Drones can be created by a user, DroneID and Password written to a file, placed onto a storage medium e.g. MicroSD card and placed into a Drone. This password could be unique for each drone in case it is lost. Further features could include overriding of Drone information in order to enable swapping of SD cards between Drones (This is low priority though and will probably not be implemented).</text:p>
      <text:p text:style-name="Text_20_body"/>
      <text:p text:style-name="Text_20_body">User -&gt; This can be a human or automated system. The User will use calls to the server to login and manage Drones, NoFlyZones and Monitor Permissions. The User cannot control the objects belonging to other Users unless they have permission to, this not only prevents security issues but isolates each process serving each User, allowing to concurrent writes to the database without issues. A User can add a Monitor to watch the position and paths of its Drones. Additionally a User can set their flights to be visible to the public or not, as well as giving specific Monitors permission to view the position and paths of the Drones.</text:p>
      <text:p text:style-name="Text_20_body"/>
      <text:p text:style-name="Text_20_body">Monitor -&gt; Can be seen as a watcher. A Monitor can view all the public flight data and all non-public flight data which it has been given permission to view. This could be used to create a visualization of the current flight situation and/or provide customers a real time view on when the Drone will arrive at its destination.</text:p>
      <text:p text:style-name="Text_20_body"/>
      <text:p text:style-name="Text_20_body"/>
      <text:p text:style-name="P36"><text:toc-mark-start text:id="IMark82133036" text:outline-level="2"/>Objectives for AATC NEA<text:toc-mark-end text:id="IMark82133036"/></text:p>
      <text:p text:style-name="P23">1.<text:span text:style-name="T11"> </text:span>A centralised system will allow Users, Monitors and Drones to connect and will provide them with an interface to organise and monitor Drone flights automatically with a shortest (or close to shortest) path found around areas where drones are not desired.</text:p>
      <text:p text:style-name="P24">1.1<text:span text:style-name="T11"> </text:span>The server software will connect to a database server to manage concurrent access to various tables/records simultaneously. These tables will include Users, Drones, Monitors, Monitor permissions, flights, flight waypoints and no fly zones. </text:p>
      <text:p text:style-name="P24">1.2<text:span text:style-name="T11"> </text:span>The individual instances will run in separate processes as python cannot disable the GIL in the threading module. This will allow the program to scale better to higher user numbers and prevent interference between individual instances e.g. if one instance is running the search algorithm it will not affect the other instances.</text:p>
      <text:p text:style-name="P24">1.3<text:span text:style-name="T11"> </text:span>Creating instances by forming connections will take place in separate processes for each <text:soft-page-break/>type of connection and any smaller systems, so the connection of one type will not interfere with other types. The different connection types will be placed on different ports e.g. 8000, 8001, 8002…</text:p>
      <text:p text:style-name="P24">1.4<text:span text:style-name="T11"> </text:span>The DB interface on the server software will use the python DB-API so database servers can be switched if necessary. </text:p>
      <text:p text:style-name="P24">1.5<text:span text:style-name="T11"> </text:span>The server software will only allow access to all functions once the client has logged in. Until the client logs in the only functions available will be login and add new client and exit.</text:p>
      <text:p text:style-name="P24">1.6<text:span text:style-name="T11"> </text:span>The graph for the search algorithm will be stored in files on the server.</text:p>
      <text:p text:style-name="P25">1.6.1<text:span text:style-name="T11"> </text:span>The search algorithm will be able to access details about the nodes such as cost by using an interface from a graph object.</text:p>
      <text:p text:style-name="P25">1.6.2<text:span text:style-name="T11"> </text:span>The nodes will be split into multiple files which are identified by their NodeID. Each block will contain an adjustable number of nodes, when a search requires the node the block with that node it loaded by the graph object and returned to the search algorithm. This will reduce amount of memory required by the algorithm.</text:p>
      <text:p text:style-name="P25">1.6.3<text:span text:style-name="T11"> </text:span>The search space will be a 3D graph of nodes connected to their neighbours. This could allow calculation of various node details given a few details about the graph.</text:p>
      <text:p text:style-name="P25">1.6.4<text:span text:style-name="T11"> </text:span>The graph will be able to map input search coordinates to the next node which is closer in all dimensions to the origin of the graph.</text:p>
      <text:p text:style-name="P24">1.7<text:span text:style-name="T11"> </text:span>The server will save the flight created and the waypoints in the database so each flight contains start time, distance, predicted end time etc. and the flight waypoints will contain each point the drone has to follow</text:p>
      <text:p text:style-name="P26"/>
      <text:p text:style-name="P23">2.<text:span text:style-name="T11"> </text:span>A User will be the equivalent of a human or algorithm which owns drones, request flights, create no fly zones. This user will connect to the server via sockets and request various details about the state of the server.</text:p>
      <text:p text:style-name="P27">2.1 A User Connection object will be created to allow changes in the User interface or allowing another program to import the module and control the user. </text:p>
      <text:p text:style-name="P27">2.2 The user will have access to various commands including Login, adding user, adding drone, viewing user drones, viewing all public drones, removing drones, adding no fly zones, removing no fly zones, modifying no fly zones, adding permissions for monitors etc.</text:p>
      <text:p text:style-name="P27">2.3 The user will be able to grant an expiring permission to a monitor. This permission will allow the monitor to obtain data about the user’s drones and display them.</text:p>
      <text:p text:style-name="P27">2.4 The user will able to set if their drones and flights and flight waypoints are visible to other users. This means that other clients will be able to view the current position of the drone, any flights queued etc. If not enabled other clients will be able to verify existence of <text:soft-page-break/>the drone and that the drone belongs to that user, however not allow access to the details about the drones or any flights.</text:p>
      <text:p text:style-name="Text_20_body">3. Monitors are instances which can obtain information from the server such as no fly zones and the flights and drones and waypoints of any users which have given them permission or have public visible data enabled.</text:p>
      <text:p text:style-name="P27">3.1 Monitors will be able to show the positions of waypoints, drones and no fly zones. These could be represented visually with pyjama.</text:p>
      <text:p text:style-name="P28">3.1.1 The pygame monitor would be able to connect to the server software, retrieve information based on previously mentioned conditions and display them as objects in a window. These objects would also have text shown next to them on the details about the object.</text:p>
      <text:p text:style-name="P28">3.1.2 The monitor viewer would be able to zoom in and out and pan using the keyboard. Objects outside of the currently viewed zone as well as objects which would be rendered with a size of less than 1 pixel would not be rendered. This will increase the performance of the monitor. </text:p>
      <text:p text:style-name="P28">3.1.3 The monitor would only represent objects and text up to a maximum size as this would prevent memory overflow due to extremely large bitmaps.</text:p>
      <text:p text:style-name="P28">3.1.4 The monitor would render images and texts from a cache object to reduce performance loss due to redrawing by only creating a pointer of the surface.</text:p>
      <text:p text:style-name="P28">3.1.5 The colour of the objects will indicate the type of object so different colours for drones, no fly zones, waypoints and flight starting and ending points.</text:p>
      <text:p text:style-name="P28"/>
      <text:p text:style-name="P27">3.2 Monitors will be able to refresh every X seconds and obtaining any refreshing information and displaying it again.</text:p>
      <text:p text:style-name="P27">3.3 Monitors will be able to view the current viewing permissions referring to them and when they expire, however they are not able to create or extend them.</text:p>
      <text:p text:style-name="P27">3.4 Monitors will have to sign in in order to view any information as otherwise another client could connect in their place and retrieve information which is not meant to be accessed by others.</text:p>
      <text:p text:style-name="Text_20_body">4. Drones will be able to communicate with the server via a Drone Connection object. This will allow them to sign in, check for flights, update status and mark flights complete. </text:p>
      <text:p text:style-name="P27">4.1 Drones will have to sign in in order to verify they are the correct drone. Otherwise another client could connect, imitating the same drone and obtain flight details via this method.</text:p>
      <text:p text:style-name="P27">4.2 Drones will consist of multiple threads including a simulation of a real drone as a reference and a logic thread which communicates which the server. </text:p>
      <text:p text:style-name="P28">4.2.1 The drone simulation thread will simulate a drone moving by calculating <text:soft-page-break/>movement vectors based on current target waypoint, speed and current location. A real drone would be able to obtain current coordinates from a GPS module and send commands to whatever component controls the drone in proportion to the difference in distance for each axis to the next waypoint.</text:p>
      <text:p text:style-name="P28">4.2.2 The logic thread will send commands via queues to the simulation thread and receives the information about the status of the drone.</text:p>
      <text:p text:style-name="P28">4.2.3 It would be possible to add another thread/object to control devices such as LEDs which could be used to indicate the current state of the drone. Additionally a button or switch could be added to disable flight while active e.g. if drone needed servicing. </text:p>
      <text:p text:style-name="Text_20_body">5. Garbage collection for the database would take the form of deleting expired monitor permissions, completed flights and their respective flight waypoints. It would take place on a separate process.</text:p>
      <text:p text:style-name="Text_20_body">6. Transferral of the records on the no fly zone table will take place in another process, this will calculate which nodes are affected and calculate the highest cost for each node and save the graph to files. It could use an A/B method of saving depending on saving interval so reading the node blocks will not be affected by the creation new files.</text:p>
      <text:p text:style-name="Text_20_body">8. There will be a telegram bot which the user can communicate with the server.</text:p>
      <text:p text:style-name="P27">8.1 The bot will respond to user commands, returning the relevant query to the user or returning the result of the command.</text:p>
      <text:p text:style-name="Text_20_body"><text:s/>8.2 The bot should be able to convert the inputs to the correct types which are required by the command.</text:p>
      <text:p text:style-name="Text_20_body"><text:s/>8.3 The bot should be able to identify when enough inputs have been entered into the program and execute the command.</text:p>
      <text:p text:style-name="Text_20_body"><text:s/>8.4 The bot should be able to cope with incorrectly set commands and inputs or the <text:s/>cancellation of the command currently being used.</text:p>
      <text:p text:style-name="Text_20_body"><text:s/>8.5 The bot should be able to ensure that a chat can only perform the commands it is <text:s/>allowed to do. It should allow the user to login normally, non logged on chats should act <text:s/>like non logged in users.</text:p>
      <text:p text:style-name="Text_20_body"/>
      <text:p text:style-name="Text_20_body">9. Connection would take place via sockets. Because this is not necessarily encrypted and private information will be transferred including passwords. There for an encryption key will be transferred via the Diffie-Hellman method. Alternatively RSA could be used to authenticate the server to ensure that the client is connecting to the correct server. This key will be used to encrypt and decrypt the information on both ends using AES. AES will be chosen as it is a symmetrical cipher and so the server and client will be able to both use the shared secret key created to encrypt and decrypt. Furthermore in modern CPUs AES may be implemented in hardware, accelerating the encryption / decryption process. </text:p>
      <text:p text:style-name="Text_20_body"/>
      <text:p text:style-name="Text_20_body"><text:soft-page-break/></text:p>
      <text:p text:style-name="P29"/>
      <text:p text:style-name="P29"/>
      <text:p text:style-name="P9"><text:span text:style-name="Citatio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7:21:49.940793124</meta:creation-date>
    <dc:date>2018-02-26T11:24:43.093132738</dc:date>
    <meta:editing-duration>PT2H18M42S</meta:editing-duration>
    <meta:editing-cycles>21</meta:editing-cycles>
    <meta:generator>LibreOffice/5.4.2.2$Linux_x86 LibreOffice_project/40m0$Build-2</meta:generator>
    <meta:document-statistic meta:table-count="0" meta:image-count="0" meta:object-count="0" meta:page-count="9" meta:paragraph-count="95" meta:word-count="4150" meta:character-count="24397" meta:non-whitespace-character-count="20320"/>
  </office:meta>
</office:document-meta>
</file>